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00%" fo:text-indent="0in"/>
      <style:text-properties fo:font-weight="bold" style:font-weight-asian="bold" style:font-weight-complex="bold"/>
    </style:style>
    <style:style style:name="P3" style:parent-style-name="Standard" style:family="paragraph">
      <style:paragraph-properties fo:line-height="100%" fo:text-indent="0in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 fo:line-height="100%" fo:text-indent="0in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 fo:line-height="100%" fo:text-indent="0in"/>
      <style:text-properties fo:font-weight="bold" style:font-weight-asian="bold" style:font-weight-complex="bold"/>
    </style:style>
    <style:style style:name="P6" style:parent-style-name="Standard" style:family="paragraph">
      <style:paragraph-properties fo:line-height="100%" fo:text-indent="0in"/>
      <style:text-properties fo:font-weight="bold" style:font-weight-asian="bold" style:font-weight-complex="bold"/>
    </style:style>
    <style:style style:name="P7" style:parent-style-name="Untertitel" style:family="paragraph">
      <style:paragraph-properties fo:text-align="start" style:line-height-at-least="0in"/>
    </style:style>
    <style:style style:name="T8" style:parent-style-name="Absatz-Standardschriftart" style:family="text">
      <style:text-properties fo:font-style="normal" style:font-style-asian="normal" style:font-style-complex="normal"/>
    </style:style>
    <style:style style:name="T9" style:parent-style-name="Absatz-Standardschriftart" style:family="text">
      <style:text-properties fo:font-style="normal" style:font-style-asian="normal" style:font-style-complex="normal"/>
    </style:style>
    <style:style style:name="T10" style:parent-style-name="Absatz-Standardschriftart" style:family="text">
      <style:text-properties fo:font-style="normal" style:font-style-asian="normal" style:font-style-complex="normal"/>
    </style:style>
    <style:style style:name="P11" style:parent-style-name="Standard" style:family="paragraph">
      <style:paragraph-properties fo:line-height="100%" fo:text-indent="0in"/>
    </style:style>
    <style:style style:name="P12" style:parent-style-name="Standard" style:family="paragraph">
      <style:paragraph-properties fo:line-height="100%" fo:text-indent="0in"/>
    </style:style>
    <style:style style:name="P13" style:parent-style-name="Standard" style:family="paragraph">
      <style:paragraph-properties fo:line-height="100%" fo:text-indent="0in"/>
    </style:style>
    <style:style style:name="P14" style:parent-style-name="Standard" style:family="paragraph">
      <style:paragraph-properties fo:line-height="100%" fo:text-indent="0in"/>
    </style:style>
    <style:style style:name="P15" style:parent-style-name="Standard" style:family="paragraph">
      <style:paragraph-properties fo:line-height="100%" fo:text-indent="0in"/>
    </style:style>
    <style:style style:name="P16" style:parent-style-name="Standard" style:family="paragraph">
      <style:paragraph-properties fo:line-height="100%" fo:text-indent="0in"/>
    </style:style>
    <style:style style:name="P17" style:parent-style-name="Standard" style:family="paragraph">
      <style:paragraph-properties fo:line-height="100%" fo:text-indent="0in"/>
    </style:style>
    <style:style style:name="P18" style:parent-style-name="Standard" style:family="paragraph">
      <style:paragraph-properties fo:line-height="100%" fo:text-indent="0in"/>
    </style:style>
  </office:automatic-styles>
  <office:body>
    <office:text text:use-soft-page-breaks="true">
      <text:p text:style-name="P1">Hochschule München</text:p>
      <text:p text:style-name="P3"/>
      <text:p text:style-name="P4">-- 12.12.19 --Mithilfe<text:s/>von<text:s/>Guided<text:s/>Procedures für Alexa<text:s/>nie wieder etwas vergessen,<text:s/></text:p>
      <text:p text:style-name="P5">der<text:s/>neue<text:s/>Assistent<text:s/>der Hochschule München</text:p>
      <text:p text:style-name="P6"/>
      <text:p text:style-name="P7"><text:span text:style-name="T8">Wie<text:s/></text:span><text:span text:style-name="T9">Guided Procedures</text:span><text:span text:style-name="T10"><text:s/>das alltägliche Leben von Alzheimer-Betroffenen erleichtern wird</text:span></text:p>
      <text:p text:style-name="P11">Ein Team der Hochschule München<text:s/>veröffentlicht heute<text:s/>ihren neuen Sprachassistenten<text:s/>Guided Procedures.<text:s/>Dieser leitet Alzheimer-Patienten durch einen<text:s/>individuell angepassten<text:s/>Prozess<text:s/>und erleichtert so<text:s/>den Alltag<text:s/>von Betroffenen.</text:p>
      <text:p text:style-name="P12"/>
      <text:p text:style-name="P13">Bei<text:s/>einem Gespräch mit einem Alzheimer<text:s/>Betroffenen<text:s/>erkannten<text:s/>wir, dass die Anforderungen der modernen Welt zunehmen, jedoch seine Fähigkeiten diese zu bewältigen<text:s/>stetig abnehmen.<text:s/>Guided Procedures<text:s/>bedarf sehr wenig Aufwand und kann<text:s/>intuitiv<text:s/>bedient werten. Es ist konzipiert, um sich<text:s/>an<text:s/>alle individuellen Anforderungen des Alzheimer-Patienten<text:s/>anzupassen<text:s/>zu werden. So hoffen wir unterstützend auf ihr Leben einzuwirken.</text:p>
      <text:p text:style-name="P14"/>
      <text:p text:style-name="P15"><text:s/>„Bei der Entwicklung<text:s/>von Guided Procedures<text:s/>stand<text:s/>die einfache Bedienung<text:s/>im Vordergrund und<text:s/>das Feedback der Betroffenen war<text:s/>großartig.“ – Entwicklungsteam</text:p>
      <text:p text:style-name="P16"/>
      <text:p text:style-name="P17">Weitere Informationen zum Produkt finden sie auf der nachfolgenden Webseite:</text:p>
      <text:p text:style-name="P18">https://gitlab.lrz.de/swe_ws2019_20/swe-Do-25/wikis/hom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in" fo:line-height="200%" fo:text-indent="0.5in"/>
      <style:text-properties style:font-name="Times New Roman" style:font-name-asian="Times New Roman" fo:font-size="12pt" style:font-size-asian="12pt" fo:hyphenate="false"/>
    </style:style>
    <style:style style:name="Absatz-Standardschriftart" style:display-name="Absatz-Standardschriftart" style:family="text"/>
    <style:style style:name="Fußzeile" style:display-name="Fußzeile" style:family="paragraph" style:parent-style-name="Standard">
      <style:paragraph-properties fo:text-align="center" fo:line-height="100%" fo:text-indent="0in"/>
      <style:text-properties fo:hyphenate="false"/>
    </style:style>
    <style:style style:name="FooterChar" style:display-name="Footer Char" style:family="text" style:parent-style-name="Absatz-Standardschriftart">
      <style:text-properties style:font-name="Times New Roman" style:font-name-asian="Times New Roman" style:font-name-complex="Times New Roman" fo:font-size="12pt" style:font-size-asian="12pt" fo:language="de" fo:country="DE"/>
    </style:style>
    <style:style style:name="Kopfzeile" style:display-name="Kopfzeile" style:family="paragraph" style:parent-style-name="Standard">
      <style:paragraph-properties fo:line-height="100%"/>
      <style:text-properties fo:hyphenate="false"/>
    </style:style>
    <style:style style:name="HeaderChar" style:display-name="Header Char" style:family="text" style:parent-style-name="Absatz-Standardschriftart">
      <style:text-properties style:font-name="Times New Roman" style:font-name-asian="Times New Roman" style:font-name-complex="Times New Roman" fo:font-size="12pt" style:font-size-asian="12pt" fo:language="de" fo:country="DE"/>
    </style:style>
    <style:style style:name="Untertitel" style:display-name="Untertitel" style:family="paragraph" style:parent-style-name="Standard">
      <style:paragraph-properties fo:text-align="center" fo:margin-bottom="0.0833in" fo:text-indent="0in"/>
      <style:text-properties fo:font-style="italic" style:font-style-asian="italic" style:font-style-complex="italic" fo:hyphenate="false"/>
    </style:style>
    <style:style style:name="SubtitleChar" style:display-name="Subtitle Char" style:family="text" style:parent-style-name="Absatz-Standardschriftart">
      <style:text-properties style:font-name="Times New Roman" style:font-name-asian="Times New Roman" style:font-name-complex="Times New Roman" fo:font-style="italic" style:font-style-asian="italic" style:font-style-complex="italic" fo:font-size="12pt" style:font-size-asian="12pt" fo:language="de" fo:country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Absatz-Standardschriftart" style:family="text">
      <style:text-properties style:language-complex="de" style:country-complex="DE"/>
    </style:style>
  </office:automatic-styles>
  <office:master-styles>
    <style:master-page style:name="MP0" style:page-layout-name="PL0">
      <style:footer>
        <text:p text:style-name="Fußzeile"><text:span text:style-name="T2"><text:page-number text:fixed="false">2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ceblin@gmail.com</meta:initial-creator>
    <dc:creator>mortag</dc:creator>
    <meta:creation-date>2019-11-07T17:37:00Z</meta:creation-date>
    <dc:date>2019-11-08T10:07:00Z</dc:date>
    <meta:template xlink:href="Normal.dotm" xlink:type="simple"/>
    <meta:editing-cycles>3</meta:editing-cycles>
    <meta:editing-duration>PT0S</meta:editing-duration>
    <meta:document-statistic meta:page-count="1" meta:paragraph-count="2" meta:word-count="160" meta:character-count="1173" meta:row-count="8" meta:non-whitespace-character-count="1015"/>
  </office:meta>
</office:document-meta>
</file>